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style:text-autospace="none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fo:margin-left="0cm" fo:margin-right="0cm" fo:text-align="start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cf8e6d" loext:opacity="100%" style:text-outline="false" style:text-line-through-style="none" style:text-line-through-type="none" style:font-name="JetBrains Mono" fo:font-size="20pt" fo:text-shadow="none" style:text-underline-style="none" fo:font-weight="normal" style:letter-kerning="true" fo:background-color="transparent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6a8f5" loext:opacity="100%" style:text-outline="false" style:text-line-through-style="none" style:text-line-through-type="none" style:font-name="JetBrains Mono" fo:font-size="20pt" fo:text-shadow="none" style:text-underline-style="none" fo:font-weight="normal" style:letter-kerning="true" fo:background-color="transparent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20pt" fo:text-shadow="none" style:text-underline-style="none" fo:font-weight="normal" style:letter-kerning="true" fo:background-color="transparent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94558d" loext:opacity="100%" style:text-outline="false" style:text-line-through-style="none" style:text-line-through-type="none" style:font-name="JetBrains Mono" fo:font-size="20pt" fo:text-shadow="none" style:text-underline-style="none" fo:font-weight="normal" style:letter-kerning="true" fo:background-color="transparent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888c6" loext:opacity="100%" style:text-outline="false" style:text-line-through-style="none" style:text-line-through-type="none" style:font-name="JetBrains Mono" fo:font-size="20pt" fo:text-shadow="none" style:text-underline-style="none" fo:font-weight="normal" style:letter-kerning="true" fo:background-color="transparent" style:font-name-asian="JetBrains Mono" style:font-size-asian="20pt" style:font-weight-asian="normal" style:font-name-complex="JetBrains Mono" style:font-size-complex="20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f8e6d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56a8f5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94558d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888c6" loext:opacity="100%" style:text-outline="false" style:text-line-through-style="none" style:text-line-through-type="none" style:font-name="JetBrains Mono" fo:font-size="20pt" fo:font-style="normal" fo:text-shadow="none" style:text-underline-style="none" fo:font-weight="normal" style:letter-kerning="true" fo:background-color="transparent" style:font-name-asian="JetBrains Mono" style:font-size-asian="20pt" style:font-style-asian="normal" style:font-weight-asian="normal" style:font-name-complex="JetBrains Mon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bcbec4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fo:background-color="transparent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8cm" svg:y="0.628cm" presentation:class="title" presentation:user-transformed="true">
          <draw:text-box>
            <text:p>Themen weekly meeting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- Neues Display</text:p>
            <text:p text:style-name="P2">- Kabelmanagment</text:p>
            <text:p text:style-name="P2">- github migration</text:p>
            <text:p text:style-name="P2">- Motor max. geschwindigkeit</text:p>
            <text:p text:style-name="P2">- Food safety filament tests</text:p>
            <text:p text:style-name="P2">- Python code refactoring konzept</text:p>
            <text:p text:style-name="P2">- Python code refactoring fortschrit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ues Displa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eues Display ist angekommen, erfolgreich <text:s/>eigebaut und funktioniert.</text:p>
              </text:list-item>
              <text:list-item>
                <text:p>Plan ist eine Rückblende (aus Plexiglas) einzubauen um das Display vor Flüssigkeiten zu schütz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Kabelmanagemen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lastik-kabelhalter sind gedruckt/ werden gedruckt und müssen noch eingebaut werden.</text:p>
              </text:list-item>
              <text:list-item>
                <text:p>Plan: Kabel in der Maschine besser positionier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ithub migr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e repositories und offenen issues wurden erfolgreich nach github übertrage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tor max. geschwindigkei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4">Time from depletion and refill for 4cl at max speed is 6.5sec.</text:p>
              </text:list-item>
              <text:list-item>
                <text:p><text:span text:style-name="T1">But the plastic holder bends at max speed significantly and makes such a depletion </text:span>currently impossible.</text:p>
              </text:list-item>
              <text:list-item>
                <text:p>Idea: Fix bottles and hoppers with a better system to the machine to reduce bending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Verbesserung zur Ausleerungs geschwindigkei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inbauen von Federn oder Federn um das zurückfahren zu verbesser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oodsafety test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bensmittelechtes filament wurde bestellt</text:p>
              </text:list-item>
              <text:list-item>
                <text:p>Ziel ist es zu testen ob Trichter gedruckt aus derartigen Material vergleichbare Materialeigenschaften haben und für die Maschine zu gebrauchen sin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e mit python cod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as Programm weist keine nennenswerte modularisierung auf.</text:p>
              </text:list-item>
              <text:list-item>
                <text:p>Datenmodell ist übermäßig komplex.</text:p>
              </text:list-item>
              <text:list-item>
                <text:p>Datenmodell ist schwierig erweiterbar.</text:p>
              </text:list-item>
              <text:list-item>
                <text:p>Viele Methoden erhalten mehr Daten in Form von Objekten als sie benötigen.</text:p>
              </text:list-item>
              <text:list-item>
                <text:p>Programm logik ist tief in der GUI verbau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thon code refactoring Konzep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dee ist den code in kleine unabhängige Module zu unterteilen, damit mehrere Personen unabhängig von einander am code arbeiten können.</text:p>
              </text:list-item>
              <text:list-item>
                <text:p>Ziel ist es schnittstellen zu definieren, so dass jeder in einem modul bei der implementierung nur die schnittstellen beachten muss</text:p>
              </text:list-item>
              <text:list-item>
                <text:p>Der code für Wage und serial-communication kann großteils wiederverwendet werden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UI</text:p>
              </text:list-item>
              <text:list-item>
                <text:p>Data</text:p>
              </text:list-item>
              <text:list-item>
                <text:p>Controller bzw. logic</text:p>
              </text:list-item>
              <text:list-item>
                <text:p>Scale</text:p>
              </text:list-item>
              <text:list-item>
                <text:p>Communication</text:p>
              </text:list-item>
              <text:list-item>
                <text:p>Calculate Timing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GUI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// Gui bietet keine Methoden a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ata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p text:style-name="P5"><text:span text:style-name="T2">def </text:span><text:span text:style-name="T3">get_ingredient_names</text:span><text:span text:style-name="T4">(</text:span><text:span text:style-name="T5">self</text:span><text:span text:style-name="T4">) -&gt; </text:span><text:span text:style-name="T6">list</text:span><text:span text:style-name="T4">[</text:span><text:span text:style-name="T6">str</text:span><text:span text:style-name="T4">]</text:span><text:span text:style-name="T4"><text:line-break/></text:span><text:span text:style-name="T4"><text:line-break/></text:span><text:span text:style-name="T2">def </text:span><text:span text:style-name="T3">get_recipe_names</text:span><text:span text:style-name="T4">(</text:span><text:span text:style-name="T5">self</text:span><text:span text:style-name="T4">) -&gt; </text:span><text:span text:style-name="T6">list</text:span><text:span text:style-name="T4">[</text:span><text:span text:style-name="T6">str</text:span><text:span text:style-name="T4">]</text:span><text:span text:style-name="T4"><text:line-break/></text:span><text:span text:style-name="T4"><text:line-break/></text:span><text:span text:style-name="T2">def </text:span><text:span text:style-name="T3">get_ingredient_on_hopper_names</text:span><text:span text:style-name="T4">(</text:span><text:span text:style-name="T5">self</text:span><text:span text:style-name="T4">) -&gt; </text:span><text:span text:style-name="T6">list</text:span><text:span text:style-name="T4">[</text:span><text:span text:style-name="T6">str</text:span><text:span text:style-name="T4">]</text:span><text:span text:style-name="T4"><text:line-break/></text:span><text:span text:style-name="T4"><text:line-break/></text:span><text:span text:style-name="T2">def </text:span><text:span text:style-name="T3">get_recipe_dispensable_names</text:span><text:span text:style-name="T4">(</text:span><text:span text:style-name="T5">self</text:span><text:span text:style-name="T4">) -&gt; </text:span><text:span text:style-name="T6">list</text:span><text:span text:style-name="T4">[</text:span><text:span text:style-name="T6">str</text:span><text:span text:style-name="T4">]</text:span></text:p>
            <text:p text:style-name="P5"><text:span text:style-name="T2">def </text:span><text:span text:style-name="T3">set_hopper</text:span><text:span text:style-name="T4">(</text:span><text:span text:style-name="T5">self</text:span><text:span text:style-name="T4">, __hopper_position: </text:span><text:span text:style-name="T6">int</text:span><text:span text:style-name="T4">, __new_beverage_on_hopper_name: </text:span><text:span text:style-name="T6">str</text:span><text:span text:style-name="T4">)</text:span><text:span text:style-name="T4"><text:line-break/></text:span><text:span text:style-name="T4"><text:line-break/></text:span><text:span text:style-name="T2">def </text:span><text:span text:style-name="T3">create_recipe</text:span><text:span text:style-name="T4">(</text:span><text:span text:style-name="T5">self</text:span><text:span text:style-name="T4">, __new_recipe_input: </text:span><text:span text:style-name="T6">dict</text:span><text:span text:style-name="T4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ntroller bzw. logic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2">def </text:span><text:span text:style-name="T3">cmd_dispense_drink</text:span><text:span text:style-name="T4">(</text:span><text:span text:style-name="T5">self</text:span><text:span text:style-name="T4">, __drink_name: </text:span><text:span text:style-name="T6">str</text:span><text:span text:style-name="T4">):</text:span><text:span text:style-name="T2"><text:line-break/></text:span><text:span text:style-name="T2"><text:line-break/></text:span><text:span text:style-name="T2">def </text:span><text:span text:style-name="T3">cmd_get_weight</text:span><text:span text:style-name="T4">(</text:span><text:span text:style-name="T5">self</text:span><text:span text:style-name="T4">) -&gt; </text:span><text:span text:style-name="T6">int</text:span><text:span text:style-name="T4">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cale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p text:style-name="P5"><text:span text:style-name="T7">def </text:span><text:span text:style-name="T8">get_weight</text:span><text:span text:style-name="T9">(</text:span><text:span text:style-name="T10">self</text:span><text:span text:style-name="T9">) <text:s/>-&gt; </text:span><text:span text:style-name="T11">int</text:span><text:span text:style-name="T9">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munica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 text:style-name="P5"><text:span text:style-name="T2">def </text:span><text:span text:style-name="T3">activate_hoppers</text:span><text:span text:style-name="T4">(</text:span><text:span text:style-name="T5">self</text:span><text:span text:style-name="T4">, __hopper_positions: </text:span><text:span text:style-name="T6">list</text:span><text:span text:style-name="T4">[</text:span><text:span text:style-name="T6">int</text:span><text:span text:style-name="T4">], __timings: </text:span><text:span text:style-name="T6">list</text:span><text:span text:style-name="T4">[</text:span><text:span text:style-name="T6">int</text:span><text:span text:style-name="T4">])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alculate Timing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p text:style-name="P5"><text:span text:style-name="T2">def </text:span><text:span text:style-name="T3">calculate_time</text:span><text:span text:style-name="T4">(</text:span><text:span text:style-name="T5">self</text:span><text:span text:style-name="T4">, __amount: </text:span><text:span text:style-name="T6">int</text:span><text:span text:style-name="T4">) -&gt; </text:span><text:span text:style-name="T6">int</text:span><text:span text:style-name="T4">:</text:span><text:span text:style-name="T12"><text:line-break/></text:span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7">Python code refactoring fortschrit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ertig sind: Daten, GUI(Konsole) und die Verbindung beider</text:p>
              </text:list-item>
              <text:list-item>
                <text:p>Noch offen: Wage, Hopper, Berechnung der Timings, GUI(PyQt)</text:p>
              </text:list-item>
              <text:list-item>
                <text:p>Zeit einschätzung: 1 Woche (ausgenommen GUI PyQt +1Woche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6T12:58:17.685000000</meta:creation-date>
    <dc:date>2023-06-06T15:12:35.600000000</dc:date>
    <meta:editing-duration>PT1H10M57S</meta:editing-duration>
    <meta:editing-cycles>6</meta:editing-cycles>
    <meta:generator>LibreOffice/7.2.6.2$Windows_X86_64 LibreOffice_project/b0ec3a565991f7569a5a7f5d24fed7f52653d754</meta:generator>
    <meta:document-statistic meta:object-count="89"/>
  </office:meta>
</office:document-meta>
</file>